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" manifest:full-path="META-INF/documentsignatures.xml"/>
  <manifest:file-entry manifest:media-type="" manifest:full-path="META-INF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</office:font-face-decls>
  <office:automatic-styles>
    <style:style style:name="fr1" style:family="graphic" style:parent-style-name="Formula">
      <style:graphic-properties style:vertical-pos="middle" style:vertical-rel="tex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ct1" text:anchor-type="as-char" svg:width="2.122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de" fo:country="D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24$Build-8945</meta:generator>
    <meta:creation-date>2009-08-21T10:33:32</meta:creation-date>
    <dc:date>2009-08-21T10:34:10</dc:date>
    <dc:language>de-DE</dc:language>
    <meta:editing-cycles>2</meta:editing-cycles>
    <meta:editing-duration>PT3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1" meta:page-count="1" meta:paragraph-count="1" meta:word-count="0" meta:character-count="1"/>
  </office:meta>
</office:document-meta>
</file>

<file path=META-INF/documentsignatures.xml><?xml version="1.0" encoding="utf-8"?>
<document-signatures xmlns="http://openoffice.org/2004/documentsignatures">
  <Signature xmlns="http://www.w3.org/2000/09/xmldsig#" Id="ID_006a0099000700e0008e002d001100de009000e200ee000c00b50089001d00c3">
    <SignedInfo>
      <CanonicalizationMethod Algorithm="http://www.w3.org/TR/2001/REC-xml-c14n-20010315"/>
      <SignatureMethod Algorithm="http://www.w3.org/2000/09/xmldsig#rsa-sha1"/>
      <Reference URI="content.xml">
        <Transforms>
          <Transform Algorithm="http://www.w3.org/TR/2001/REC-xml-c14n-20010315"/>
        </Transforms>
        <DigestMethod Algorithm="http://www.w3.org/2000/09/xmldsig#sha1"/>
        <DigestValue>Ua/mJvvBTMkzXbsnL6YRA8dEOd4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9Ssd9dtAdU1NnmeG+J+G3cz/+AQ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D/kai2o/mlbOSV2CC/5366840qw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YHZc9O4fsVXOXLYOgJbMkezbw6I=</DigestValue>
      </Reference>
      <Reference URI="ObjectReplacements/Object 1">
        <DigestMethod Algorithm="http://www.w3.org/2000/09/xmldsig#sha1"/>
        <DigestValue>cnwQd96a+3vbG0zsnvaeOYpesqg=</DigestValue>
      </Reference>
      <Reference URI="Object 1/content.xml">
        <Transforms>
          <Transform Algorithm="http://www.w3.org/TR/2001/REC-xml-c14n-20010315"/>
        </Transforms>
        <DigestMethod Algorithm="http://www.w3.org/2000/09/xmldsig#sha1"/>
        <DigestValue>XhBWv5G2yqHTjL+Frr9H+JNjvqk=</DigestValue>
      </Reference>
      <Reference URI="Object 1/settings.xml">
        <Transforms>
          <Transform Algorithm="http://www.w3.org/TR/2001/REC-xml-c14n-20010315"/>
        </Transforms>
        <DigestMethod Algorithm="http://www.w3.org/2000/09/xmldsig#sha1"/>
        <DigestValue>NcJVecCv8ZSkHNfdCd0SvpCus1g=</DigestValue>
      </Reference>
      <Reference URI="#ID_006a0099000700e1008e002d001100de0096008500ee000c00b50089001d00c3">
        <DigestMethod Algorithm="http://www.w3.org/2000/09/xmldsig#sha1"/>
        <DigestValue>NcxXhzK3v6mmowW+/xOFgQ+wf6k=</DigestValue>
      </Reference>
    </SignedInfo>
    <SignatureValue>fJKHJ3R3L3jCgUvKhqQl+6Kov2W3YM2WHKW+Aji25Pdeb+II0ec9dDgmpKLaFByG
bc6VTCcapbNHfMOjxJf6wxt6fgAZfRImejtNBHI4GSrR8kAeqjiOQtX1Aj110aCM
51ZOIV797j1jYi3T7XNjPrwh9JYwmwvwJd0pT1FpB6k=</SignatureValue>
    <KeyInfo>
      <X509Data>
        <X509IssuerSerial>
          <X509IssuerName>CN=Good CA,O=Test Certificates,C=US</X509IssuerName>
          <X509SerialNumber>1</X509SerialNumber>
        </X509IssuerSerial>
        <X509Certificate>MIICajCCAdOgAwIBAgIBATANBgkqhkiG9w0BAQUFADA7MQswCQYDVQQGEwJVUzEa
MBgGA1UEChMRVGVzdCBDZXJ0aWZpY2F0ZXMxEDAOBgNVBAMTB0dvb2QgQ0EwHhcN
MDEwNDE5MTQ1NzIwWhcNMTEwNDE5MTQ1NzIwWjBOMQswCQYDVQQGEwJVUzEaMBgG
A1UEChMRVGVzdCBDZXJ0aWZpY2F0ZXMxIzAhBgNVBAMTGlZhbGlkIEVFIENlcnRp
ZmljYXRlIFRlc3QxMIGfMA0GCSqGSIb3DQEBAQUAA4GNADCBiQKBgQCtpKu/a6Co
7KcKOymboEA+MmgoryXHT1dxExmQ1lO7yah2L8j8RG6ox5Tr37TV8Y21ti3MopcF
H+iXDSX31fixsYCZkcpjMI4kbjXmjGOeFKu1vnbBmcb5JBISiUeg22tIRFoJ4zTh
i3GLVecGijyOVReA5LiPymEKG7fAB3241wIDAQABo2swaTAfBgNVHSMEGDAWgBS3
LqaCy8LIvKh7J0TXNTPfmhWUxzAdBgNVHQ4EFgQUOsyUZQyFqTzB4K9RMyoUSI+e
kVswDgYDVR0PAQH/BAQDAgTwMBcGA1UdIAQQMA4wDAYKYIZIAWUDAgEwATANBgkq
hkiG9w0BAQUFAAOBgQCkaGfCqYi0681n9Dit36lg3U/9gTZoNqPMaAaLUQV3Crzx
x2MGInhTyKchYydbV8HD89N2jzzYq7J2KM/ZEAfjskCdsj1SiMNkbYZe3rZZOldr
PCGFgzUGTNakQxkpxU5j7plivQic/OZ7+mMTi0fnjGRi9M+aa744VmH6FgCt1w==</X509Certificate>
      </X509Data>
    </KeyInfo>
    <Object>
      <SignatureProperties>
        <SignatureProperty Id="ID_006a0099000700e1008e002d001100de0096008500ee000c00b50089001d00c3" Target="#ID_006a0099000700e0008e002d001100de009000e200ee000c00b50089001d00c3">
          <dc:date xmlns:dc="http://purl.org/dc/elements/1.1/">2009-08-21T10:34:18,04</dc:date>
        </SignatureProperty>
      </SignatureProperties>
    </Object>
  </Signature>
</document-signatures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 math:stretchy="false"></math:mo>
        </math:mrow>
        <math:mo math:stretchy="false">/</math:mo>
      </math:mrow>
      <math:mo math:stretchy="false">×</math:mo>
    </math:mrow>
    <math:annotation math:encoding="StarMath 5.0">+&lt;?&gt; / &lt;?&gt;  times &lt;?&gt;  </math:annotation>
  </math:semantics>
</math:math>
</file>

<file path=Pictures/New Text Document.txt>
</file>